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string.h&gt;</text:p>
      <text:p text:style-name="P1">#include &lt;cs50.h&gt;</text:p>
      <text:p text:style-name="P1">#include &lt;math.h&gt;</text:p>
      <text:p text:style-name="P1"/>
      <text:p text:style-name="P1"/>
      <text:p text:style-name="P1"/>
      <text:p text:style-name="P1">//converts a fraction formatted as x/y to eights</text:p>
      <text:p text:style-name="P1">int duration (string fraction);</text:p>
      <text:p text:style-name="P1">int main (void)</text:p>
      <text:p text:style-name="P1">{</text:p>
      <text:p text:style-name="P1"><text:s text:c="4"/>float fraction[3];</text:p>
      <text:p text:style-name="P1"><text:s text:c="4"/>float numerator = (int) fraction[0]-'0';</text:p>
      <text:p text:style-name="P1"><text:s text:c="4"/>float denominator = (int) fraction[2]-'0';</text:p>
      <text:p text:style-name="P1"><text:s text:c="4"/>float length = (numerator * 8)/denominator;</text:p>
      <text:p text:style-name="P1"><text:s text:c="4"/>return length;</text:p>
      <text:p text:style-name="P1">}</text:p>
      <text:p text:style-name="P1">// calculates frequency(in Hz) of a note</text:p>
      <text:p text:style-name="P1">int frequency(string note)</text:p>
      <text:p text:style-name="P1">{</text:p>
      <text:p text:style-name="P1"><text:s text:c="4"/>int octive = note[strlen(note)-1]-'0';</text:p>
      <text:p text:style-name="P1"><text:s text:c="4"/>//base frequency of A4 is 440hz</text:p>
      <text:p text:style-name="P1"><text:s text:c="4"/>double freq = 440.0;</text:p>
      <text:p text:style-name="P1"/>
      <text:p text:style-name="P1"><text:s text:c="4"/>//adjust <text:s/>letter</text:p>
      <text:p text:style-name="P1"><text:s text:c="4"/>switch(note[0])</text:p>
      <text:p text:style-name="P1">{</text:p>
      <text:p text:style-name="P1"><text:s text:c="4"/>case 'C':</text:p>
      <text:p text:style-name="P1"><text:s text:c="4"/>freq /= pow(2.0, 9.0 / 12.0000);</text:p>
      <text:p text:style-name="P1"><text:s text:c="4"/>break;</text:p>
      <text:p text:style-name="P1"/>
      <text:p text:style-name="P1"><text:s text:c="4"/>case 'D':</text:p>
      <text:p text:style-name="P1"><text:s text:c="4"/>freq /= pow(2.0, 7.0 / 12.0000 );</text:p>
      <text:p text:style-name="P1"><text:s text:c="4"/>break;</text:p>
      <text:p text:style-name="P1"/>
      <text:p text:style-name="P1"><text:s text:c="4"/>case 'E':</text:p>
      <text:p text:style-name="P1"><text:s text:c="4"/>freq /= pow(2.0, 5.0 / 12.0000);</text:p>
      <text:p text:style-name="P1"><text:s text:c="4"/>break;</text:p>
      <text:p text:style-name="P1"/>
      <text:p text:style-name="P1"><text:s text:c="4"/>case 'F':</text:p>
      <text:p text:style-name="P1"><text:s text:c="4"/>freq /= pow(2.0, 4.0 / 12.0000);</text:p>
      <text:p text:style-name="P1"><text:s text:c="4"/>break;</text:p>
      <text:p text:style-name="P1"/>
      <text:p text:style-name="P1"><text:s text:c="4"/>case 'G':</text:p>
      <text:p text:style-name="P1"><text:s text:c="4"/>freq /= pow(2.0, 2.0 / 12.0000);</text:p>
      <text:p text:style-name="P1"><text:s text:c="4"/>break;</text:p>
      <text:p text:style-name="P1"/>
      <text:p text:style-name="P1"><text:s text:c="4"/>case 'A':</text:p>
      <text:p text:style-name="P1"><text:s text:c="4"/>break;</text:p>
      <text:p text:style-name="P1"/>
      <text:p text:style-name="P1"><text:s text:c="4"/>case 'B':</text:p>
      <text:p text:style-name="P1"><text:s text:c="4"/>freq *= pow(2.0, 2.0 / 12.0000);</text:p>
      <text:p text:style-name="P1"><text:s text:c="4"/>break;</text:p>
      <text:p text:style-name="P1">}</text:p>
      <text:p text:style-name="P1"/>
      <text:p text:style-name="P1"><text:soft-page-break/></text:p>
      <text:p text:style-name="P1">//Adjust octave</text:p>
      <text:p text:style-name="P1">if(octive &gt; 4)</text:p>
      <text:p text:style-name="P1">{</text:p>
      <text:p text:style-name="P1"><text:s text:c="4"/>freq *= pow(2.0, octive - 4);</text:p>
      <text:p text:style-name="P1"/>
      <text:p text:style-name="P1">}</text:p>
      <text:p text:style-name="P1"/>
      <text:p text:style-name="P1">else if(octive &lt; 4)</text:p>
      <text:p text:style-name="P1">{</text:p>
      <text:p text:style-name="P1"><text:s text:c="4"/>freq /= pow(2.0, 4 - octive);</text:p>
      <text:p text:style-name="P1">}</text:p>
      <text:p text:style-name="P1">// Adjust for accidental</text:p>
      <text:p text:style-name="P1"><text:s text:c="2"/>if (note[1]=='b')</text:p>
      <text:p text:style-name="P1"><text:s text:c="2"/>{</text:p>
      <text:p text:style-name="P1"><text:s text:c="4"/>freq /=pow(2.0,1.0 / 12.0000);</text:p>
      <text:p text:style-name="P1"/>
      <text:p text:style-name="P1"><text:s text:c="2"/>}</text:p>
      <text:p text:style-name="P1"><text:s text:c="3"/>else if (note[1]=='#')</text:p>
      <text:p text:style-name="P1"><text:s text:c="2"/>{</text:p>
      <text:p text:style-name="P1"><text:s text:c="4"/>freq *= pow(2.0,1.0 / 12.0000);</text:p>
      <text:p text:style-name="P1"><text:s text:c="2"/>}</text:p>
      <text:p text:style-name="P1"><text:s text:c="2"/>return round(freq);</text:p>
      <text:p text:style-name="P1">}</text:p>
      <text:p text:style-name="P1">//determines whether <text:s/>a string represents a rest</text:p>
      <text:p text:style-name="P1">bool is_rest(string s)</text:p>
      <text:p text:style-name="P1">{</text:p>
      <text:p text:style-name="P1"><text:s text:c="4"/>if(s == '\0')</text:p>
      <text:p text:style-name="P1"><text:s text:c="4"/>{</text:p>
      <text:p text:style-name="P1"><text:s text:c="8"/>return true;</text:p>
      <text:p text:style-name="P1"><text:s text:c="4"/>}</text:p>
      <text:p text:style-name="P1"/>
      <text:p text:style-name="P1"><text:s text:c="4"/>return false;</text:p>
      <text:p text:style-name="P1"/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72" meta:word-count="202" meta:character-count="1338" meta:non-whitespace-character-count="1031"/>
    <meta:generator>LibreOffice/6.1.2.1$Windows_X86_64 LibreOffice_project/65905a128db06ba48db947242809d14d3f9a93fe</meta:generator>
  </office:meta>
</office:document-meta>
</file>